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72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3" style:family="table-cell" style:parent-style-name="Default">
      <style:text-properties fo:color="#803f00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üge" table:style-name="ta1">
        <table:table-column table:style-name="co1" table:number-columns-repeated="9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table:number-columns-repeated="8"/>
          <table:table-cell office:value-type="string" calcext:value-type="string">
            <text:p>Mittelwert C &amp; E</text:p>
          </table:table-cell>
          <table:table-cell office:value-type="string" calcext:value-type="string">
            <text:p>Mittelwert E&amp;F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acht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Geschwindig.</text:p>
          </table:table-cell>
          <table:table-cell/>
          <table:table-cell office:value-type="string" calcext:value-type="string">
            <text:p>Kaufpreis</text:p>
          </table:table-cell>
          <table:table-cell office:value-type="string" calcext:value-type="string">
            <text:p>BtK</text:p>
          </table:table-cell>
          <table:table-cell/>
          <table:table-cell table:style-name="ce3" table:formula="of:=AVERAGE([.C$1:.C$1048576])*AVERAGE([.E$1:.E$1048576])/2" office:value-type="float" office:value="78554.8260217473" calcext:value-type="float">
            <text:p>78554,8260217473</text:p>
          </table:table-cell>
          <table:table-cell table:style-name="ce3" table:formula="of:=AVERAGE([.E$1:.E$1048576])*AVERAGE([.F$1:.F$1048576])" office:value-type="float" office:value="7537.84446122317" calcext:value-type="float">
            <text:p>7537,84446122317</text:p>
          </table:table-cell>
        </table:table-row>
        <table:table-row table:style-name="ro1">
          <table:table-cell office:value-type="string" calcext:value-type="string">
            <text:p>Adle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626600" calcext:value-type="float">
            <text:p>162660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38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86800" calcext:value-type="float">
            <text:p>258680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76-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88000" calcext:value-type="float">
            <text:p>258800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78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85500" calcext:value-type="float">
            <text:p>258550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78-R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85500" calcext:value-type="float">
            <text:p>258550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84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107000" calcext:value-type="float">
            <text:p>2107000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61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float" office:value="129" calcext:value-type="float">
            <text:p>12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4481600" calcext:value-type="float">
            <text:p>4481600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EV_S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62000" calcext:value-type="float">
            <text:p>226200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8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86800" calcext:value-type="float">
            <text:p>258680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455900" calcext:value-type="float">
            <text:p>1455900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6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401500" calcext:value-type="float">
            <text:p>140150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_V10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10000" calcext:value-type="float">
            <text:p>2610000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88_erste_Version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95000" calcext:value-type="float">
            <text:p>209500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88_DB_Version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95000" calcext:value-type="float">
            <text:p>209500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20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720000" calcext:value-type="float">
            <text:p>3720000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2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280000" calcext:value-type="float">
            <text:p>3280000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ssloh_G2000BB-1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87.3" calcext:value-type="float">
            <text:p>87,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224000" calcext:value-type="float">
            <text:p>3224000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ssloh_G2000BB-3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87.3" calcext:value-type="float">
            <text:p>87,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224000" calcext:value-type="float">
            <text:p>3224000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_BR10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84" calcext:value-type="float">
            <text:p>8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6140000" calcext:value-type="float">
            <text:p>6140000</text:p>
          </table:table-cell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01_Metropolitan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84" calcext:value-type="float">
            <text:p>8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6140000" calcext:value-type="float">
            <text:p>6140000</text:p>
          </table:table-cell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03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750000" calcext:value-type="float">
            <text:p>5750000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BR111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270000" calcext:value-type="float">
            <text:p>4270000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 BR11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400000" calcext:value-type="float">
            <text:p>4400000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_BR120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560000" calcext:value-type="float">
            <text:p>5560000</text:p>
          </table:table-cell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 BR143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350000" calcext:value-type="float">
            <text:p>3350000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_E11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290000" calcext:value-type="float">
            <text:p>329000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8</text:p>
          </table:table-cell>
          <table:table-cell/>
          <table:table-cell office:value-type="float" office:value="3040" calcext:value-type="float">
            <text:p>3040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054000" calcext:value-type="float">
            <text:p>4054000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470000" calcext:value-type="float">
            <text:p>2470000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0_PO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110000" calcext:value-type="float">
            <text:p>211000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1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838500" calcext:value-type="float">
            <text:p>283850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48000" calcext:value-type="float">
            <text:p>204800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2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50000" calcext:value-type="float">
            <text:p>225000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1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09000" calcext:value-type="float">
            <text:p>1309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550000" calcext:value-type="float">
            <text:p>2550000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4.5</text:p>
          </table:table-cell>
          <table:table-cell/>
          <table:table-cell office:value-type="float" office:value="4680" calcext:value-type="float">
            <text:p>468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68000" calcext:value-type="float">
            <text:p>2968000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5</text:p>
          </table:table-cell>
          <table:table-cell/>
          <table:table-cell office:value-type="float" office:value="2418" calcext:value-type="float">
            <text:p>2418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91800" calcext:value-type="float">
            <text:p>1991800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mens Vectron AC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640000" calcext:value-type="float">
            <text:p>5640000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60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064400" calcext:value-type="float">
            <text:p>3064400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osprinter_FW_Stueckgut</text:p>
          </table:table-cell>
          <table:table-cell office:value-type="string" calcext:value-type="string">
            <text:p>Buecher</text:p>
          </table:table-cell>
          <table:table-cell office:value-type="float" office:value="530" calcext:value-type="float">
            <text:p>530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053000" calcext:value-type="float">
            <text:p>3053000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osprinter_EW_Stueckgut</text:p>
          </table:table-cell>
          <table:table-cell office:value-type="string" calcext:value-type="string">
            <text:p>Buecher</text:p>
          </table:table-cell>
          <table:table-cell office:value-type="float" office:value="530" calcext:value-type="float">
            <text:p>530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053000" calcext:value-type="float">
            <text:p>3053000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osprinter_FW_Kuehlwaren</text:p>
          </table:table-cell>
          <table:table-cell office:value-type="string" calcext:value-type="string">
            <text:p>Fleisch</text:p>
          </table:table-cell>
          <table:table-cell office:value-type="float" office:value="530" calcext:value-type="float">
            <text:p>530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053000" calcext:value-type="float">
            <text:p>3053000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osprinter_EW_Kuehlwaren</text:p>
          </table:table-cell>
          <table:table-cell office:value-type="string" calcext:value-type="string">
            <text:p>Fleisch</text:p>
          </table:table-cell>
          <table:table-cell office:value-type="float" office:value="530" calcext:value-type="float">
            <text:p>530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053000" calcext:value-type="float">
            <text:p>3053000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iskraftwagen_SKL26</text:p>
          </table:table-cell>
          <table:table-cell office:value-type="string" calcext:value-type="string">
            <text:p>Kohle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11800" calcext:value-type="float">
            <text:p>20118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osprinter_FW_fl.Lebensmittel</text:p>
          </table:table-cell>
          <table:table-cell office:value-type="string" calcext:value-type="string">
            <text:p>Milch</text:p>
          </table:table-cell>
          <table:table-cell office:value-type="float" office:value="530" calcext:value-type="float">
            <text:p>530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053000" calcext:value-type="float">
            <text:p>3053000</text:p>
          </table:table-cell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osprinter_EW_fl.Lebensmittel</text:p>
          </table:table-cell>
          <table:table-cell office:value-type="string" calcext:value-type="string">
            <text:p>Milch</text:p>
          </table:table-cell>
          <table:table-cell office:value-type="float" office:value="530" calcext:value-type="float">
            <text:p>530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053000" calcext:value-type="float">
            <text:p>3053000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01_DRG</text:p>
          </table:table-cell>
          <table:table-cell office:value-type="string" calcext:value-type="string">
            <text:p>None</text:p>
          </table:table-cell>
          <table:table-cell office:value-type="float" office:value="1648" calcext:value-type="float">
            <text:p>1648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414800" calcext:value-type="float">
            <text:p>3414800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05</text:p>
          </table:table-cell>
          <table:table-cell office:value-type="string" calcext:value-type="string">
            <text:p>None</text:p>
          </table:table-cell>
          <table:table-cell office:value-type="float" office:value="2500" calcext:value-type="float">
            <text:p>2500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4625000" calcext:value-type="float">
            <text:p>4625000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4</text:p>
          </table:table-cell>
          <table:table-cell office:value-type="string" calcext:value-type="string">
            <text:p>None</text:p>
          </table:table-cell>
          <table:table-cell office:value-type="float" office:value="1910" calcext:value-type="float">
            <text:p>191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191000" calcext:value-type="float">
            <text:p>2191000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50</text:p>
          </table:table-cell>
          <table:table-cell office:value-type="string" calcext:value-type="string">
            <text:p>None</text:p>
          </table:table-cell>
          <table:table-cell office:value-type="float" office:value="1625" calcext:value-type="float">
            <text:p>162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162500" calcext:value-type="float">
            <text:p>2162500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stom_H3_Diesel</text:p>
          </table:table-cell>
          <table:table-cell office:value-type="string" calcext:value-type="string">
            <text:p>None</text:p>
          </table:table-cell>
          <table:table-cell office:value-type="float" office:value="700" calcext:value-type="float">
            <text:p>70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70000" calcext:value-type="float">
            <text:p>257000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240</text:p>
          </table:table-cell>
          <table:table-cell office:value-type="string" calcext:value-type="string">
            <text:p>None</text:p>
          </table:table-cell>
          <table:table-cell office:value-type="float" office:value="2650" calcext:value-type="float">
            <text:p>2650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265000" calcext:value-type="float">
            <text:p>4265000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80</text:p>
          </table:table-cell>
          <table:table-cell office:value-type="string" calcext:value-type="string">
            <text:p>None</text:p>
          </table:table-cell>
          <table:table-cell office:value-type="float" office:value="810" calcext:value-type="float">
            <text:p>81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81000" calcext:value-type="float">
            <text:p>2581000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00</text:p>
          </table:table-cell>
          <table:table-cell office:value-type="string" calcext:value-type="string">
            <text:p>None</text:p>
          </table:table-cell>
          <table:table-cell office:value-type="float" office:value="1100" calcext:value-type="float">
            <text:p>1100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60000" calcext:value-type="float">
            <text:p>236000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ssloh-G400B</text:p>
          </table:table-cell>
          <table:table-cell office:value-type="string" calcext:value-type="string">
            <text:p>None</text:p>
          </table:table-cell>
          <table:table-cell office:value-type="float" office:value="390" calcext:value-type="float">
            <text:p>39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89000" calcext:value-type="float">
            <text:p>1789000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stom_H3_Akku</text:p>
          </table:table-cell>
          <table:table-cell office:value-type="string" calcext:value-type="string">
            <text:p>None</text:p>
          </table:table-cell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60000" calcext:value-type="float">
            <text:p>156000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10-blau</text:p>
          </table:table-cell>
          <table:table-cell office:value-type="string" calcext:value-type="string">
            <text:p>None</text:p>
          </table:table-cell>
          <table:table-cell office:value-type="float" office:value="3700" calcext:value-type="float">
            <text:p>370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70000" calcext:value-type="float">
            <text:p>3870000</text:p>
          </table:table-cell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41-gruen</text:p>
          </table:table-cell>
          <table:table-cell office:value-type="string" calcext:value-type="string">
            <text:p>None</text:p>
          </table:table-cell>
          <table:table-cell office:value-type="float" office:value="2400" calcext:value-type="float">
            <text:p>2400</text:p>
          </table:table-cell>
          <table:table-cell office:value-type="float" office:value="66.4" calcext:value-type="float">
            <text:p>66,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240000" calcext:value-type="float">
            <text:p>3240000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41-rot</text:p>
          </table:table-cell>
          <table:table-cell office:value-type="string" calcext:value-type="string">
            <text:p>None</text:p>
          </table:table-cell>
          <table:table-cell office:value-type="float" office:value="3700" calcext:value-type="float">
            <text:p>3700</text:p>
          </table:table-cell>
          <table:table-cell office:value-type="float" office:value="72.5" calcext:value-type="float">
            <text:p>72,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370000" calcext:value-type="float">
            <text:p>3370000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51-gruen</text:p>
          </table:table-cell>
          <table:table-cell office:value-type="string" calcext:value-type="string">
            <text:p>None</text:p>
          </table:table-cell>
          <table:table-cell office:value-type="float" office:value="6300" calcext:value-type="float">
            <text:p>630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630000" calcext:value-type="float">
            <text:p>3630000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40-gruen</text:p>
          </table:table-cell>
          <table:table-cell office:value-type="string" calcext:value-type="string">
            <text:p>None</text:p>
          </table:table-cell>
          <table:table-cell office:value-type="float" office:value="3700" calcext:value-type="float">
            <text:p>3700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120000" calcext:value-type="float">
            <text:p>31200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50-gruen</text:p>
          </table:table-cell>
          <table:table-cell office:value-type="string" calcext:value-type="string">
            <text:p>None</text:p>
          </table:table-cell>
          <table:table-cell office:value-type="float" office:value="6400" calcext:value-type="float">
            <text:p>64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40000" calcext:value-type="float">
            <text:p>3140000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177_vorn</text:p>
          </table:table-cell>
          <table:table-cell office:value-type="string" calcext:value-type="string">
            <text:p>Passagiere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766000" calcext:value-type="float">
            <text:p>1766000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kutriebwagen AT1</text:p>
          </table:table-cell>
          <table:table-cell office:value-type="string" calcext:value-type="string">
            <text:p>Passagiere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132400" calcext:value-type="float">
            <text:p>1132400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kutriebwagen ETA150</text:p>
          </table:table-cell>
          <table:table-cell office:value-type="string" calcext:value-type="string">
            <text:p>Passagiere</text:p>
          </table:table-cell>
          <table:table-cell office:value-type="float" office:value="300" calcext:value-type="float">
            <text:p>3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121a_Baden</text:p>
          </table:table-cell>
          <table:table-cell office:value-type="string" calcext:value-type="string">
            <text:p>Passagier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5900" calcext:value-type="float">
            <text:p>1505900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triebwagen Bauart Thomas</text:p>
          </table:table-cell>
          <table:table-cell office:value-type="string" calcext:value-type="string">
            <text:p>Passagiere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7400" calcext:value-type="float">
            <text:p>1007400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670_DSPZ</text:p>
          </table:table-cell>
          <table:table-cell office:value-type="string" calcext:value-type="string">
            <text:p>Passagiere</text:p>
          </table:table-cell>
          <table:table-cell office:value-type="float" office:value="250" calcext:value-type="float">
            <text:p>250</text:p>
          </table:table-cell>
          <table:table-cell office:value-type="float" office:value="34.25" calcext:value-type="float">
            <text:p>34,2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525000" calcext:value-type="float">
            <text:p>2525000</text:p>
          </table:table-cell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WA_LVTS-BR672</text:p>
          </table:table-cell>
          <table:table-cell office:value-type="string" calcext:value-type="string">
            <text:p>Passagiere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26500" calcext:value-type="float">
            <text:p>2526500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_BR628</text:p>
          </table:table-cell>
          <table:table-cell office:value-type="string" calcext:value-type="string">
            <text:p>Passagiere</text:p>
          </table:table-cell>
          <table:table-cell office:value-type="float" office:value="410" calcext:value-type="float">
            <text:p>410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041000" calcext:value-type="float">
            <text:p>3041000</text:p>
          </table:table-cell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133</text:p>
          </table:table-cell>
          <table:table-cell office:value-type="string" calcext:value-type="string">
            <text:p>Passagiere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403700" calcext:value-type="float">
            <text:p>1403700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713</text:p>
          </table:table-cell>
          <table:table-cell office:value-type="string" calcext:value-type="string">
            <text:p>Passagiere</text:p>
          </table:table-cell>
          <table:table-cell office:value-type="float" office:value="55" calcext:value-type="float">
            <text:p>55</text:p>
          </table:table-cell>
          <table:table-cell office:value-type="float" office:value="18.7" calcext:value-type="float">
            <text:p>18,7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805500" calcext:value-type="float">
            <text:p>80550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749</text:p>
          </table:table-cell>
          <table:table-cell office:value-type="string" calcext:value-type="string">
            <text:p>Passagiere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258100" calcext:value-type="float">
            <text:p>1258100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W_Mittelwagen</text:p>
          </table:table-cell>
          <table:table-cell office:value-type="string" calcext:value-type="string">
            <text:p>Passagiere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055000" calcext:value-type="float">
            <text:p>3055000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BOB_Kopf</text:p>
          </table:table-cell>
          <table:table-cell office:value-type="string" calcext:value-type="string">
            <text:p>Passagiere</text:p>
          </table:table-cell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72" calcext:value-type="float">
            <text:p>72</text:p>
          </table:table-cell>
          <table:table-cell office:value-type="float" office:value="4031500" calcext:value-type="float">
            <text:p>4031500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BOB_LW</text:p>
          </table:table-cell>
          <table:table-cell office:value-type="string" calcext:value-type="string">
            <text:p>Passagiere</text:p>
          </table:table-cell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4031500" calcext:value-type="float">
            <text:p>4031500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BOB_Ende</text:p>
          </table:table-cell>
          <table:table-cell office:value-type="string" calcext:value-type="string">
            <text:p>Passagiere</text:p>
          </table:table-cell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4031500" calcext:value-type="float">
            <text:p>403150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httriebwagen_SVG</text:p>
          </table:table-cell>
          <table:table-cell office:value-type="string" calcext:value-type="string">
            <text:p>Passagiere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1008100" calcext:value-type="float">
            <text:p>100810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81-DB_BR626_VT</text:p>
          </table:table-cell>
          <table:table-cell office:value-type="string" calcext:value-type="string">
            <text:p>Passagiere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enenbus_Bauart_Henschel</text:p>
          </table:table-cell>
          <table:table-cell office:value-type="string" calcext:value-type="string">
            <text:p>Passagiere</text:p>
          </table:table-cell>
          <table:table-cell office:value-type="float" office:value="74" calcext:value-type="float">
            <text:p>74</text:p>
          </table:table-cell>
          <table:table-cell office:value-type="float" office:value="11.5" calcext:value-type="float">
            <text:p>11,5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757400" calcext:value-type="float">
            <text:p>1757400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ler_Regio-Shuttle_RS1</text:p>
          </table:table-cell>
          <table:table-cell office:value-type="string" calcext:value-type="string">
            <text:p>Passagiere</text:p>
          </table:table-cell>
          <table:table-cell office:value-type="float" office:value="530" calcext:value-type="float">
            <text:p>53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  <table:table-cell office:value-type="float" office:value="3053000" calcext:value-type="float">
            <text:p>3053000</text:p>
          </table:table-cell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enenzeppelin</text:p>
          </table:table-cell>
          <table:table-cell office:value-type="string" calcext:value-type="string">
            <text:p>Passagiere</text:p>
          </table:table-cell>
          <table:table-cell office:value-type="float" office:value="441" calcext:value-type="float">
            <text:p>441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5794100" calcext:value-type="float">
            <text:p>5794100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_Triebwagen_Kopf</text:p>
          </table:table-cell>
          <table:table-cell office:value-type="string" calcext:value-type="string">
            <text:p>Passagiere</text:p>
          </table:table-cell>
          <table:table-cell office:value-type="float" office:value="810" calcext:value-type="float">
            <text:p>81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4081000" calcext:value-type="float">
            <text:p>4081000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_Triebwagen_Ende</text:p>
          </table:table-cell>
          <table:table-cell office:value-type="string" calcext:value-type="string">
            <text:p>Passagiere</text:p>
          </table:table-cell>
          <table:table-cell office:value-type="float" office:value="810" calcext:value-type="float">
            <text:p>81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4081000" calcext:value-type="float">
            <text:p>4081000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keltaxe VT172</text:p>
          </table:table-cell>
          <table:table-cell office:value-type="string" calcext:value-type="string">
            <text:p>Passagiere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2263200" calcext:value-type="float">
            <text:p>2263200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33</text:p>
          </table:table-cell>
          <table:table-cell office:value-type="string" calcext:value-type="string">
            <text:p>Passagiere</text:p>
          </table:table-cell>
          <table:table-cell office:value-type="float" office:value="410" calcext:value-type="float">
            <text:p>410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3041000" calcext:value-type="float">
            <text:p>3041000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75</text:p>
          </table:table-cell>
          <table:table-cell office:value-type="string" calcext:value-type="string">
            <text:p>Passagiere</text:p>
          </table:table-cell>
          <table:table-cell office:value-type="float" office:value="135" calcext:value-type="float">
            <text:p>135</text:p>
          </table:table-cell>
          <table:table-cell office:value-type="float" office:value="17.7" calcext:value-type="float">
            <text:p>17,7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763500" calcext:value-type="float">
            <text:p>1763500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77_Kopf</text:p>
          </table:table-cell>
          <table:table-cell office:value-type="string" calcext:value-type="string">
            <text:p>Passagiere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026400" calcext:value-type="float">
            <text:p>2026400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77_Ende</text:p>
          </table:table-cell>
          <table:table-cell office:value-type="string" calcext:value-type="string">
            <text:p>Passagiere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26400" calcext:value-type="float">
            <text:p>202640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80_Kopf</text:p>
          </table:table-cell>
          <table:table-cell office:value-type="string" calcext:value-type="string">
            <text:p>Passagiere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2536000" calcext:value-type="float">
            <text:p>2536000</text:p>
          </table:table-cell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80_Ende</text:p>
          </table:table-cell>
          <table:table-cell office:value-type="string" calcext:value-type="string">
            <text:p>Passagiere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2536000" calcext:value-type="float">
            <text:p>2536000</text:p>
          </table:table-cell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81_Kopf</text:p>
          </table:table-cell>
          <table:table-cell office:value-type="string" calcext:value-type="string">
            <text:p>Passagiere</text:p>
          </table:table-cell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529700" calcext:value-type="float">
            <text:p>2529700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81_Ende</text:p>
          </table:table-cell>
          <table:table-cell office:value-type="string" calcext:value-type="string">
            <text:p>Passagiere</text:p>
          </table:table-cell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29700" calcext:value-type="float">
            <text:p>2529700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85_Kopf</text:p>
          </table:table-cell>
          <table:table-cell office:value-type="string" calcext:value-type="string">
            <text:p>Passagiere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2274000" calcext:value-type="float">
            <text:p>2274000</text:p>
          </table:table-cell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85_Ende</text:p>
          </table:table-cell>
          <table:table-cell office:value-type="string" calcext:value-type="string">
            <text:p>Passagiere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274000" calcext:value-type="float">
            <text:p>2274000</text:p>
          </table:table-cell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85_rot_Kopf</text:p>
          </table:table-cell>
          <table:table-cell office:value-type="string" calcext:value-type="string">
            <text:p>Passagiere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85_rot_Ende</text:p>
          </table:table-cell>
          <table:table-cell office:value-type="string" calcext:value-type="string">
            <text:p>Passagiere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reihe_IK_Front</text:p>
          </table:table-cell>
          <table:table-cell office:value-type="string" calcext:value-type="string">
            <text:p>Passagiere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1775500" calcext:value-type="float">
            <text:p>177550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reihe_IK_Mitte1</text:p>
          </table:table-cell>
          <table:table-cell office:value-type="string" calcext:value-type="string">
            <text:p>Passagiere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775500" calcext:value-type="float">
            <text:p>177550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reihe_IK_Mitte2</text:p>
          </table:table-cell>
          <table:table-cell office:value-type="string" calcext:value-type="string">
            <text:p>Passagiere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775500" calcext:value-type="float">
            <text:p>177550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reihe_IK_Ende</text:p>
          </table:table-cell>
          <table:table-cell office:value-type="string" calcext:value-type="string">
            <text:p>Passagiere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1775500" calcext:value-type="float">
            <text:p>177550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165_Kopf</text:p>
          </table:table-cell>
          <table:table-cell office:value-type="string" calcext:value-type="string">
            <text:p>Passagiere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2012600" calcext:value-type="float">
            <text:p>2012600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165_Ende</text:p>
          </table:table-cell>
          <table:table-cell office:value-type="string" calcext:value-type="string">
            <text:p>Passagiere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2012600" calcext:value-type="float">
            <text:p>2012600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25A</text:p>
          </table:table-cell>
          <table:table-cell office:value-type="string" calcext:value-type="string">
            <text:p>Passagiere</text:p>
          </table:table-cell>
          <table:table-cell office:value-type="float" office:value="1251" calcext:value-type="float">
            <text:p>125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3125100" calcext:value-type="float">
            <text:p>312510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ET25B</text:p>
          </table:table-cell>
          <table:table-cell office:value-type="string" calcext:value-type="string">
            <text:p>Passagiere</text:p>
          </table:table-cell>
          <table:table-cell office:value-type="float" office:value="1251" calcext:value-type="float">
            <text:p>125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3125100" calcext:value-type="float">
            <text:p>312510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ET25C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403_Front</text:p>
          </table:table-cell>
          <table:table-cell office:value-type="string" calcext:value-type="string">
            <text:p>Passagiere</text:p>
          </table:table-cell>
          <table:table-cell office:value-type="float" office:value="960" calcext:value-type="float">
            <text:p>96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5096000" calcext:value-type="float">
            <text:p>509600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403_Mittelwagen</text:p>
          </table:table-cell>
          <table:table-cell office:value-type="string" calcext:value-type="string">
            <text:p>Passagiere</text:p>
          </table:table-cell>
          <table:table-cell office:value-type="float" office:value="960" calcext:value-type="float">
            <text:p>96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5096000" calcext:value-type="float">
            <text:p>509600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403_Speisewagen</text:p>
          </table:table-cell>
          <table:table-cell office:value-type="string" calcext:value-type="string">
            <text:p>Passagiere</text:p>
          </table:table-cell>
          <table:table-cell office:value-type="float" office:value="960" calcext:value-type="float">
            <text:p>960</text:p>
          </table:table-cell>
          <table:table-cell office:value-type="float" office:value="55.7" calcext:value-type="float">
            <text:p>55,7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5096000" calcext:value-type="float">
            <text:p>509600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403_Ende</text:p>
          </table:table-cell>
          <table:table-cell office:value-type="string" calcext:value-type="string">
            <text:p>Passagiere</text:p>
          </table:table-cell>
          <table:table-cell office:value-type="float" office:value="960" calcext:value-type="float">
            <text:p>96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5096000" calcext:value-type="float">
            <text:p>509600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420_Mitte</text:p>
          </table:table-cell>
          <table:table-cell office:value-type="string" calcext:value-type="string">
            <text:p>Passagiere</text:p>
          </table:table-cell>
          <table:table-cell office:value-type="float" office:value="2400" calcext:value-type="float">
            <text:p>2400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float" office:value="3240000" calcext:value-type="float">
            <text:p>3240000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ussischer_ET531</text:p>
          </table:table-cell>
          <table:table-cell office:value-type="string" calcext:value-type="string">
            <text:p>Passagiere</text:p>
          </table:table-cell>
          <table:table-cell office:value-type="float" office:value="242" calcext:value-type="float">
            <text:p>242</text:p>
          </table:table-cell>
          <table:table-cell office:value-type="float" office:value="31.2" calcext:value-type="float">
            <text:p>31,2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1524200" calcext:value-type="float">
            <text:p>15242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bwagen_ET89</text:p>
          </table:table-cell>
          <table:table-cell office:value-type="string" calcext:value-type="string">
            <text:p>Passagiere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036000" calcext:value-type="float">
            <text:p>10360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91</text:p>
          </table:table-cell>
          <table:table-cell office:value-type="string" calcext:value-type="string">
            <text:p>Passagiere</text:p>
          </table:table-cell>
          <table:table-cell office:value-type="float" office:value="350" calcext:value-type="float">
            <text:p>350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785000" calcext:value-type="float">
            <text:p>2785000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RT_Kopf</text:p>
          </table:table-cell>
          <table:table-cell office:value-type="string" calcext:value-type="string">
            <text:p>Passagiere</text:p>
          </table:table-cell>
          <table:table-cell office:value-type="float" office:value="1300" calcext:value-type="float">
            <text:p>1300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4130000" calcext:value-type="float">
            <text:p>4130000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RT_Schluss</text:p>
          </table:table-cell>
          <table:table-cell office:value-type="string" calcext:value-type="string">
            <text:p>Passagiere</text:p>
          </table:table-cell>
          <table:table-cell office:value-type="float" office:value="1300" calcext:value-type="float">
            <text:p>1300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4130000" calcext:value-type="float">
            <text:p>4130000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1_Kopf</text:p>
          </table:table-cell>
          <table:table-cell office:value-type="string" calcext:value-type="string">
            <text:p>Passagiere</text:p>
          </table:table-cell>
          <table:table-cell office:value-type="float" office:value="4800" calcext:value-type="float">
            <text:p>480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730000" calcext:value-type="float">
            <text:p>6730000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1_Schluss</text:p>
          </table:table-cell>
          <table:table-cell office:value-type="string" calcext:value-type="string">
            <text:p>Passagiere</text:p>
          </table:table-cell>
          <table:table-cell office:value-type="float" office:value="4800" calcext:value-type="float">
            <text:p>480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730000" calcext:value-type="float">
            <text:p>6730000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3_Front</text:p>
          </table:table-cell>
          <table:table-cell office:value-type="string" calcext:value-type="string">
            <text:p>Passagiere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330" calcext:value-type="float">
            <text:p>330</text:p>
          </table:table-cell>
          <table:table-cell office:value-type="float" office:value="68" calcext:value-type="float">
            <text:p>68</text:p>
          </table:table-cell>
          <table:table-cell office:value-type="float" office:value="8350000" calcext:value-type="float">
            <text:p>8350000</text:p>
          </table:table-cell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3_Mitte</text:p>
          </table:table-cell>
          <table:table-cell office:value-type="string" calcext:value-type="string">
            <text:p>Passagiere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8350000" calcext:value-type="float">
            <text:p>8350000</text:p>
          </table:table-cell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3_Ende</text:p>
          </table:table-cell>
          <table:table-cell office:value-type="string" calcext:value-type="string">
            <text:p>Passagiere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8350000" calcext:value-type="float">
            <text:p>8350000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_Nr772-ET185</text:p>
          </table:table-cell>
          <table:table-cell office:value-type="string" calcext:value-type="string">
            <text:p>Passagiere</text:p>
          </table:table-cell>
          <table:table-cell office:value-type="float" office:value="90" calcext:value-type="float">
            <text:p>90</text:p>
          </table:table-cell>
          <table:table-cell office:value-type="float" office:value="24.7" calcext:value-type="float">
            <text:p>24,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009000" calcext:value-type="float">
            <text:p>100900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10</text:p>
          </table:table-cell>
          <table:table-cell office:value-type="string" calcext:value-type="string">
            <text:p>Plastik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15500" calcext:value-type="float">
            <text:p>201550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_Nr891-ET194_Stueckgut</text:p>
          </table:table-cell>
          <table:table-cell office:value-type="string" calcext:value-type="string">
            <text:p>Plastik</text:p>
          </table:table-cell>
          <table:table-cell office:value-type="float" office:value="82" calcext:value-type="float">
            <text:p>82</text:p>
          </table:table-cell>
          <table:table-cell office:value-type="float" office:value="16.2" calcext:value-type="float">
            <text:p>16,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58200" calcext:value-type="float">
            <text:p>205820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1_3</text:p>
          </table:table-cell>
          <table:table-cell office:value-type="string" calcext:value-type="string">
            <text:p>Post</text:p>
          </table:table-cell>
          <table:table-cell office:value-type="float" office:value="835" calcext:value-type="float">
            <text:p>835</text:p>
          </table:table-cell>
          <table:table-cell office:value-type="float" office:value="101.7" calcext:value-type="float">
            <text:p>101,7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333500" calcext:value-type="float">
            <text:p>133350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haldenslebenerEisenbahn_T03</text:p>
          </table:table-cell>
          <table:table-cell office:value-type="string" calcext:value-type="string">
            <text:p>Post</text:p>
          </table:table-cell>
          <table:table-cell office:value-type="float" office:value="235" calcext:value-type="float">
            <text:p>235</text:p>
          </table:table-cell>
          <table:table-cell office:value-type="float" office:value="31.3" calcext:value-type="float">
            <text:p>31,3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523500" calcext:value-type="float">
            <text:p>1523500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174_Front</text:p>
          </table:table-cell>
          <table:table-cell office:value-type="string" calcext:value-type="string">
            <text:p>Post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25500" calcext:value-type="float">
            <text:p>1525500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_Nr891-ET194_Vieh</text:p>
          </table:table-cell>
          <table:table-cell office:value-type="string" calcext:value-type="string">
            <text:p>Vieh</text:p>
          </table:table-cell>
          <table:table-cell office:value-type="float" office:value="82" calcext:value-type="float">
            <text:p>82</text:p>
          </table:table-cell>
          <table:table-cell office:value-type="float" office:value="16.2" calcext:value-type="float">
            <text:p>16,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058200" calcext:value-type="float">
            <text:p>205820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</table:table>
      <table:table table:name="Tram" table:style-name="ta1"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acht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Gewicht</text:p>
          </table:table-cell>
          <table:table-cell table:number-columns-repeated="2"/>
          <table:table-cell office:value-type="string" calcext:value-type="string">
            <text:p>Kaufpreis</text:p>
          </table:table-cell>
          <table:table-cell office:value-type="string" calcext:value-type="string">
            <text:p>BtK</text:p>
          </table:table-cell>
          <table:table-cell/>
          <table:table-cell table:style-name="ce5" table:formula="of:=AVERAGE([.C$1:.C$1048576])*AVERAGE([.E$1:.E$1048576])" office:value-type="float" office:value="6999.11111111111" calcext:value-type="float">
            <text:p>6999,11111111111</text:p>
          </table:table-cell>
          <table:table-cell table:style-name="ce5" table:formula="of:=AVERAGE([.E$1:.E$1048576])*AVERAGE([.F$1:.F$1048576])" office:value-type="float" office:value="2540.95238095238" calcext:value-type="float">
            <text:p>2540,95238095238</text:p>
          </table:table-cell>
        </table:table-row>
        <table:table-row table:style-name="ro1">
          <table:table-cell office:value-type="string" calcext:value-type="string">
            <text:p>Lok_Gueterstrassenbah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ko-Frachttram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emseebahn Lok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8000" calcext:value-type="float">
            <text:p>8800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er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sselwagen_Gueterstrassenbahn</text:p>
          </table:table-cell>
          <table:table-cell office:value-type="string" calcext:value-type="string">
            <text:p>Benzi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67280" calcext:value-type="float">
            <text:p>26728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ehlwagen_Gueterstrassenbahn</text:p>
          </table:table-cell>
          <table:table-cell office:value-type="string" calcext:value-type="string">
            <text:p>Fleisc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88880" calcext:value-type="float">
            <text:p>28888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nwagen_Gueterstrassenbahn</text:p>
          </table:table-cell>
          <table:table-cell office:value-type="string" calcext:value-type="string">
            <text:p>Holz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8000" calcext:value-type="float">
            <text:p>29800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ettgutwagen_Gueterstrassenbahn</text:p>
          </table:table-cell>
          <table:table-cell office:value-type="string" calcext:value-type="string">
            <text:p>Kohl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73520" calcext:value-type="float">
            <text:p>27352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ko-Frachtwagen</text:p>
          </table:table-cell>
          <table:table-cell office:value-type="string" calcext:value-type="string">
            <text:p>Kohl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17280" calcext:value-type="float">
            <text:p>51728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otram_Dresden_Endwagen</text:p>
          </table:table-cell>
          <table:table-cell office:value-type="string" calcext:value-type="string">
            <text:p>Maschine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92000" calcext:value-type="float">
            <text:p>69200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otram_Dresden_Triebwagen</text:p>
          </table:table-cell>
          <table:table-cell office:value-type="string" calcext:value-type="string">
            <text:p>Maschinen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88000" calcext:value-type="float">
            <text:p>5088000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otram_Dresden_Mittelwagen</text:p>
          </table:table-cell>
          <table:table-cell office:value-type="string" calcext:value-type="string">
            <text:p>Maschin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122080" calcext:value-type="float">
            <text:p>112208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nertbahn_Beiwagen</text:p>
          </table:table-cell>
          <table:table-cell office:value-type="string" calcext:value-type="string">
            <text:p>Mehl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19120" calcext:value-type="float">
            <text:p>41912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nertbahn_Triebwagen</text:p>
          </table:table-cell>
          <table:table-cell office:value-type="string" calcext:value-type="string">
            <text:p>Mehl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79291" calcext:value-type="float">
            <text:p>379291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sselwagen_fl_Gueterstrassenbahn</text:p>
          </table:table-cell>
          <table:table-cell office:value-type="string" calcext:value-type="string">
            <text:p>Milch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67280" calcext:value-type="float">
            <text:p>26728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er Pferdebahnwagen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50000" calcext:value-type="float">
            <text:p>4500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emseebahn Wagen 1 und 2 Klasse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22080" calcext:value-type="float">
            <text:p>82208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emseebahn Wagen 2 Klasse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22080" calcext:value-type="float">
            <text:p>82208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kfurt Offenbacher Trambahn Triebwagen</text:p>
          </table:table-cell>
          <table:table-cell office:value-type="string" calcext:value-type="string">
            <text:p>Passagier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3000" calcext:value-type="float">
            <text:p>31300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kfurt Offenbacher Trambahn Beiwagen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49920" calcext:value-type="float">
            <text:p>54992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er Hecht Beiwagen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5992000" calcext:value-type="float">
            <text:p>5992000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er Hecht Triebwagen</text:p>
          </table:table-cell>
          <table:table-cell office:value-type="string" calcext:value-type="string">
            <text:p>Passagiere</text:p>
          </table:table-cell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7837823" calcext:value-type="float">
            <text:p>7837823</text:p>
          </table:table-cell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erlitzer Pferdebahnwagen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82000" calcext:value-type="float">
            <text:p>5820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Beiwagen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3345920" calcext:value-type="float">
            <text:p>3345920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Triebwagen</text:p>
          </table:table-cell>
          <table:table-cell office:value-type="string" calcext:value-type="string">
            <text:p>Passagiere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3662588" calcext:value-type="float">
            <text:p>3662588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eiwagen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6352880" calcext:value-type="float">
            <text:p>6352880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Triebwagen</text:p>
          </table:table-cell>
          <table:table-cell office:value-type="string" calcext:value-type="string">
            <text:p>Passagiere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7371803" calcext:value-type="float">
            <text:p>7371803</text:p>
          </table:table-cell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T6DE_A</text:p>
          </table:table-cell>
          <table:table-cell office:value-type="string" calcext:value-type="string">
            <text:p>Passagiere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4387194" calcext:value-type="float">
            <text:p>4387194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T6DE_B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-Tw-E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018000" calcext:value-type="float">
            <text:p>4018000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-Triebwagen</text:p>
          </table:table-cell>
          <table:table-cell office:value-type="string" calcext:value-type="string">
            <text:p>Passagiere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52000" calcext:value-type="float">
            <text:p>5052000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-Tw-M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395120" calcext:value-type="float">
            <text:p>2395120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belner Pferdebahnwagen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38000" calcext:value-type="float">
            <text:p>738000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Tw-E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872000" calcext:value-type="float">
            <text:p>387200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Triebwagen</text:p>
          </table:table-cell>
          <table:table-cell office:value-type="string" calcext:value-type="string">
            <text:p>Passagiere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256000" calcext:value-type="float">
            <text:p>5256000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Tw-M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4027520" calcext:value-type="float">
            <text:p>4027520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ler_Variobahn_Ende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ler_Variobahn_Kopf</text:p>
          </table:table-cell>
          <table:table-cell office:value-type="string" calcext:value-type="string">
            <text:p>Passagiere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690000" calcext:value-type="float">
            <text:p>369000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ler_Variobahn_Mitte_Gross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ler_Variobahn_Mitte_Klein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1061280" calcext:value-type="float">
            <text:p>1061280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wagen T24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652000" calcext:value-type="float">
            <text:p>2652000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bwagen T24</text:p>
          </table:table-cell>
          <table:table-cell office:value-type="string" calcext:value-type="string">
            <text:p>Passagiere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2290480" calcext:value-type="float">
            <text:p>2290480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tra T3D</text:p>
          </table:table-cell>
          <table:table-cell office:value-type="string" calcext:value-type="string">
            <text:p>Passagiere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7040000" calcext:value-type="float">
            <text:p>7040000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tra B3D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24" calcext:value-type="float">
            <text:p>124</text:p>
          </table:table-cell>
          <table:table-cell office:value-type="float" office:value="7930480" calcext:value-type="float">
            <text:p>7930480</text:p>
          </table:table-cell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tra T6A2</text:p>
          </table:table-cell>
          <table:table-cell office:value-type="string" calcext:value-type="string">
            <text:p>Passagiere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7085280" calcext:value-type="float">
            <text:p>7085280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tra T6A22</text:p>
          </table:table-cell>
          <table:table-cell office:value-type="string" calcext:value-type="string">
            <text:p>Passagiere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7085280" calcext:value-type="float">
            <text:p>7085280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tra B6A2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7577680" calcext:value-type="float">
            <text:p>7577680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bwagen 103 Braunschweig</text:p>
          </table:table-cell>
          <table:table-cell office:value-type="string" calcext:value-type="string">
            <text:p>Passagiere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102000" calcext:value-type="float">
            <text:p>1102000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bahn_Thueringen_B1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178000" calcext:value-type="float">
            <text:p>2178000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bahn_Thueringen_T1</text:p>
          </table:table-cell>
          <table:table-cell office:value-type="string" calcext:value-type="string">
            <text:p>Passagiere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150858" calcext:value-type="float">
            <text:p>2150858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eckgutwagen_Gueterstrassenbahn</text:p>
          </table:table-cell>
          <table:table-cell office:value-type="string" calcext:value-type="string">
            <text:p>Plasti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88880" calcext:value-type="float">
            <text:p>28888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ko-Stueckgutwagen</text:p>
          </table:table-cell>
          <table:table-cell office:value-type="string" calcext:value-type="string">
            <text:p>Plasti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94080" calcext:value-type="float">
            <text:p>59408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Triebwagen_Post</text:p>
          </table:table-cell>
          <table:table-cell office:value-type="string" calcext:value-type="string">
            <text:p>Pos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416350" calcext:value-type="float">
            <text:p>2416350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olina-Poststrassenbahn_BW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372000" calcext:value-type="float">
            <text:p>337200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olina-Poststrassenbahn_TW</text:p>
          </table:table-cell>
          <table:table-cell office:value-type="string" calcext:value-type="string">
            <text:p>Post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173333" calcext:value-type="float">
            <text:p>5173333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beiwagen_2.8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108000" calcext:value-type="float">
            <text:p>6108000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strassenbahn_Stuttgart_BW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4188000" calcext:value-type="float">
            <text:p>4188000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strassenbahn_Stuttgart_TW</text:p>
          </table:table-cell>
          <table:table-cell office:value-type="string" calcext:value-type="string">
            <text:p>Post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800000" calcext:value-type="float">
            <text:p>7800000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triebwagen_2.8</text:p>
          </table:table-cell>
          <table:table-cell office:value-type="string" calcext:value-type="string">
            <text:p>Post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240000" calcext:value-type="float">
            <text:p>5240000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bahn_Thueringen_GL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802000" calcext:value-type="float">
            <text:p>2802000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</table:table>
      <table:table table:name="Monorail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acht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Gewicht</text:p>
          </table:table-cell>
          <table:table-cell table:number-columns-repeated="2"/>
          <table:table-cell office:value-type="string" calcext:value-type="string">
            <text:p>Kaufpreis</text:p>
          </table:table-cell>
          <table:table-cell office:value-type="string" calcext:value-type="string">
            <text:p>BtK</text:p>
          </table:table-cell>
          <table:table-cell/>
          <table:table-cell table:formula="of:=AVERAGE([.C$1:.C$1048576])*AVERAGE([.E$1:.E$1048576])" office:value-type="float" office:value="5700" calcext:value-type="float">
            <text:p>5700</text:p>
          </table:table-cell>
          <table:table-cell table:formula="of:=AVERAGE([.E$1:.E$1048576])*AVERAGE([.F$1:.F$1048576])" office:value-type="float" office:value="4603.96694214876" calcext:value-type="float">
            <text:p>4603,96694214876</text:p>
          </table:table-cell>
        </table:table-row>
        <table:table-row table:style-name="ro1">
          <table:table-cell office:value-type="string" calcext:value-type="string">
            <text:p>yoshi_wup01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281000" calcext:value-type="float">
            <text:p>281000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02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26000" calcext:value-type="float">
            <text:p>26000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03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303000" calcext:value-type="float">
            <text:p>303000</text:p>
          </table:table-cell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1900</text:p>
          </table:table-cell>
          <table:table-cell office:value-type="string" calcext:value-type="string">
            <text:p>Passagiere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93000" calcext:value-type="float">
            <text:p>193000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1950</text:p>
          </table:table-cell>
          <table:table-cell office:value-type="string" calcext:value-type="string">
            <text:p>Passagiere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23000" calcext:value-type="float">
            <text:p>22300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196201</text:p>
          </table:table-cell>
          <table:table-cell office:value-type="string" calcext:value-type="string">
            <text:p>Passagiere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15000" calcext:value-type="float">
            <text:p>215000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196202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21000" calcext:value-type="float">
            <text:p>21000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196203</text:p>
          </table:table-cell>
          <table:table-cell office:value-type="string" calcext:value-type="string">
            <text:p>Passagiere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239000" calcext:value-type="float">
            <text:p>239000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196501</text:p>
          </table:table-cell>
          <table:table-cell office:value-type="string" calcext:value-type="string">
            <text:p>Passagiere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25000" calcext:value-type="float">
            <text:p>225000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196502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21000" calcext:value-type="float">
            <text:p>21000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hi_wup196503</text:p>
          </table:table-cell>
          <table:table-cell office:value-type="string" calcext:value-type="string">
            <text:p>Passagiere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249000" calcext:value-type="float">
            <text:p>249000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</table:table>
      <table:named-expressions/>
      <table:database-ranges>
        <table:database-range table:name="Import1" table:target-range-address="Züge.A2:Züge.H129" table:orientation="column">
          <table:database-source-query table:database-name="pak128german" table:query-name="Züge"/>
        </table:database-range>
        <table:database-range table:name="Import2" table:target-range-address="Tram.A2:Tram.H62" table:orientation="column">
          <table:database-source-query table:database-name="pak128german" table:query-name="Tram"/>
        </table:database-range>
        <table:database-range table:name="Import3" table:target-range-address="Monorail.A2:Monorail.H13">
          <table:database-source-query table:database-name="pak128german" table:query-name="Monorail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17:12:40.9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36:26.879000000</meta:creation-date>
    <dc:date>2018-02-27T17:16:06.895000000</dc:date>
    <meta:editing-duration>PT23M2S</meta:editing-duration>
    <meta:editing-cycles>4</meta:editing-cycles>
    <meta:generator>LibreOffice/5.3.7.2$Windows_X86_64 LibreOffice_project/6b8ed514a9f8b44d37a1b96673cbbdd077e24059</meta:generator>
    <meta:document-statistic meta:table-count="3" meta:cell-count="1471" meta:object-count="0"/>
  </office:meta>
</office:document-meta>
</file>